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EJERCICIOS DE GESTIÓN DE LA MEMORIA</text:p>
      <text:p text:style-name="Standard">1)Tenemos 3 procesos (P1,P2 y P3): P1 ocupa 1KB, P2 ocupa 4 KB y P3 ocupa 2 KB. El tamaño de</text:p>
      <text:p text:style-name="Standard">las páginas es de 4 KB. ¿Cuál es la fragmentación interna?</text:p>
      <text:p text:style-name="Standard">2) Dibuja el mapa de una memoria paginada que quedaría con marcos de páginas de 4Kb. Si se</text:p>
      <text:p text:style-name="Standard">tienen cuatro procesos, llamados A, B, C y D, que ocupan respectivamente 3, 2, 2 y 3 páginas.</text:p>
      <text:p text:style-name="Standard">1.El programa A se carga en memoria (se le asignan los marcos 0, 1 y 2)</text:p>
      <text:p text:style-name="Standard">2.El programa B se carga en memoria (se le asignan los marcos 3 y 4)</text:p>
      <text:p text:style-name="Standard">3.El programa C se carga en memoria (se le asignan los marcos 5 y 6)</text:p>
      <text:p text:style-name="Standard">4.El programa B termina, liberando sus páginas</text:p>
      <text:p text:style-name="Standard">5.El programa D se carga en memoria (se le asignan los marcos 3 y 4 que usaba el proceso B y el</text:p>
      <text:p text:style-name="Standard">marco 7 que permanecía libre)</text:p>
      <text:p text:style-name="Standard">3) Aplicando las políticas de sustitución de páginas: LRU ( la página menos recientemente usada) y</text:p>
      <text:p text:style-name="Standard">FIFO (la página que ha estado en memoria durante más tiempo). Supóngase que, después de</text:p>
      <text:p text:style-name="Standard">haberse reservado espacio para el Sistema, sólo queda sitio suficiente en la memoria principal para</text:p>
      <text:p text:style-name="Standard">cuatro páginas de los programas de usuario. Supóngase también que inicialmente se han situado en</text:p>
      <text:p text:style-name="Standard">la memoria física las páginas virtuales 1, 2, 3 y 4 de un programa de usuario, en este orden.</text:p>
      <text:p text:style-name="Standard">a) Para cada una de las dos estrategias, ¿qué páginas estarán en la memoria al final de la siguiente</text:p>
      <text:p text:style-name="Standard">secuencia de accesos a páginas virtuales? Léase la secuencia de izquierda a derecha: (6, 3, 2, 8, 4).</text:p>
      <text:p text:style-name="Standard">b) ¿Qué estrategia de sustitución de las dos trabajará mejor cuando la máquina acceda a las páginas</text:p>
      <text:p text:style-name="Standard">en el siguiente orden : (3, 4, 5, 6, 7, 6, 5, 4, 3, 4, 5, 6, 7, 6, ...)?</text:p>
      <text:p text:style-name="Standard">c) ¿Qué estrategia de sustitución trabajará mejor cuando la máquina acceda a las páginas en el</text:p>
      <text:p text:style-name="Standard">siguiente orden (3, 4, 5, 6, 7, 3, 4, 5, 6, 7, 3, 4, ...)?</text:p>
      <text:p text:style-name="Standard">d) ¿Qué estrategia de sustitución trabajará mejor cuando la máquina acceda a las páginas en orden</text:p>
      <text:p text:style-name="Standard">totalmente aleatorio, tal como: (3, 4, 2, 8, 7, 2, 4, 5, 6, 3, 4, 8, ...)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01:36:45.314310140</meta:creation-date>
    <dc:date>2018-11-09T01:38:20.473965046</dc:date>
    <meta:editing-duration>PT1M35S</meta:editing-duration>
    <meta:editing-cycles>1</meta:editing-cycles>
    <meta:document-statistic meta:table-count="0" meta:image-count="0" meta:object-count="0" meta:page-count="1" meta:paragraph-count="24" meta:word-count="372" meta:character-count="1913" meta:non-whitespace-character-count="1565"/>
    <meta:generator>LibreOffice/6.0.6.2$Linux_X86_64 LibreOffice_project/00m0$Build-2</meta:generator>
  </office:meta>
</office:document-meta>
</file>